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Bitstream Vera Sans Mono', 'Courier New', Courier, monospace"/>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cm" fo:margin-right="0cm" fo:margin-top="0cm" fo:margin-bottom="0.265cm" style:contextual-spacing="false" style:line-height-at-least="0.529cm" fo:widows="1" fo:text-indent="0cm" style:auto-text-indent="false" fo:padding="0cm" fo:border="none"/>
      <style:text-properties fo:font-variant="normal" fo:text-transform="none" fo:color="#333333" style:font-name="Menlo" fo:font-size="10.5pt" fo:letter-spacing="normal" fo:font-style="normal" fo:font-weight="normal"/>
    </style:style>
    <style:style style:name="P2"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normal"/>
    </style:style>
    <style:style style:name="P3"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normal" officeooo:paragraph-rsid="0027020b"/>
    </style:style>
    <style:style style:name="P4"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paragraph-rsid="00288ce0" style:font-weight-asian="bold" style:font-weight-complex="bold"/>
    </style:style>
    <style:style style:name="P5"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paragraph-rsid="002de3f7" style:font-weight-asian="bold" style:font-weight-complex="bold"/>
    </style:style>
    <style:style style:name="P6"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0f49b" officeooo:paragraph-rsid="0020f49b" style:font-weight-asian="bold" style:font-weight-complex="bold"/>
    </style:style>
    <style:style style:name="P7"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26540" officeooo:paragraph-rsid="00226540" style:font-weight-asian="bold" style:font-weight-complex="bold"/>
    </style:style>
    <style:style style:name="P8"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36942" officeooo:paragraph-rsid="00236942" style:font-weight-asian="bold" style:font-weight-complex="bold"/>
    </style:style>
    <style:style style:name="P9"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54ec7" officeooo:paragraph-rsid="00254ec7" style:font-weight-asian="bold" style:font-weight-complex="bold"/>
    </style:style>
    <style:style style:name="P10"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88ce0" officeooo:paragraph-rsid="00288ce0" style:font-weight-asian="bold" style:font-weight-complex="bold"/>
    </style:style>
    <style:style style:name="P11"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9827f" officeooo:paragraph-rsid="0029827f" style:font-weight-asian="bold" style:font-weight-complex="bold"/>
    </style:style>
    <style:style style:name="P12"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9d4f2" officeooo:paragraph-rsid="0029d4f2" style:font-weight-asian="bold" style:font-weight-complex="bold"/>
    </style:style>
    <style:style style:name="P13"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9d4f2" officeooo:paragraph-rsid="002a96a7" style:font-weight-asian="bold" style:font-weight-complex="bold"/>
    </style:style>
    <style:style style:name="P14"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be2b3" officeooo:paragraph-rsid="002be2b3" style:font-weight-asian="bold" style:font-weight-complex="bold"/>
    </style:style>
    <style:style style:name="P15"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2eee2e" officeooo:paragraph-rsid="002eee2e" style:font-weight-asian="bold" style:font-weight-complex="bold"/>
    </style:style>
    <style:style style:name="P16"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1eb3c" officeooo:paragraph-rsid="0031eb3c" style:font-weight-asian="bold" style:font-weight-complex="bold"/>
    </style:style>
    <style:style style:name="P17"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38108" officeooo:paragraph-rsid="00338108" style:font-weight-asian="bold" style:font-weight-complex="bold"/>
    </style:style>
    <style:style style:name="P18"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49103" officeooo:paragraph-rsid="00349103" style:font-weight-asian="bold" style:font-weight-complex="bold"/>
    </style:style>
    <style:style style:name="P19"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5b943" officeooo:paragraph-rsid="0035b943" style:font-weight-asian="bold" style:font-weight-complex="bold"/>
    </style:style>
    <style:style style:name="P20"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74473" officeooo:paragraph-rsid="00374473" style:font-weight-asian="bold" style:font-weight-complex="bold"/>
    </style:style>
    <style:style style:name="P21"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8cf67" officeooo:paragraph-rsid="0038cf67" style:font-weight-asian="bold" style:font-weight-complex="bold"/>
    </style:style>
    <style:style style:name="P22"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ab009" officeooo:paragraph-rsid="003ab009" style:font-weight-asian="bold" style:font-weight-complex="bold"/>
    </style:style>
    <style:style style:name="P23"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c25c5" officeooo:paragraph-rsid="003c25c5" style:font-weight-asian="bold" style:font-weight-complex="bold"/>
    </style:style>
    <style:style style:name="P24"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ddab5" officeooo:paragraph-rsid="003ddab5" style:font-weight-asian="bold" style:font-weight-complex="bold"/>
    </style:style>
    <style:style style:name="P25"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eb900" officeooo:paragraph-rsid="003eb900" style:font-weight-asian="bold" style:font-weight-complex="bold"/>
    </style:style>
    <style:style style:name="P26"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3ffc21" officeooo:paragraph-rsid="003ffc21" style:font-weight-asian="bold" style:font-weight-complex="bold"/>
    </style:style>
    <style:style style:name="P27"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14634" officeooo:paragraph-rsid="00414634" style:font-weight-asian="bold" style:font-weight-complex="bold"/>
    </style:style>
    <style:style style:name="P28"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31191" officeooo:paragraph-rsid="00431191" style:font-weight-asian="bold" style:font-weight-complex="bold"/>
    </style:style>
    <style:style style:name="P29"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50c0b" officeooo:paragraph-rsid="00450c0b" style:font-weight-asian="bold" style:font-weight-complex="bold"/>
    </style:style>
    <style:style style:name="P30"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65980" officeooo:paragraph-rsid="00465980" style:font-weight-asian="bold" style:font-weight-complex="bold"/>
    </style:style>
    <style:style style:name="P31"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65980" officeooo:paragraph-rsid="00473147" style:font-weight-asian="bold" style:font-weight-complex="bold"/>
    </style:style>
    <style:style style:name="P32"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93666" officeooo:paragraph-rsid="00493666" style:font-weight-asian="bold" style:font-weight-complex="bold"/>
    </style:style>
    <style:style style:name="P33"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93666" officeooo:paragraph-rsid="004a7662" style:font-weight-asian="bold" style:font-weight-complex="bold"/>
    </style:style>
    <style:style style:name="P34"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b57f1" officeooo:paragraph-rsid="004b57f1" style:font-weight-asian="bold" style:font-weight-complex="bold"/>
    </style:style>
    <style:style style:name="P35"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cdf24" officeooo:paragraph-rsid="004cdf24" style:font-weight-asian="bold" style:font-weight-complex="bold"/>
    </style:style>
    <style:style style:name="P36"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ebc82" officeooo:paragraph-rsid="004ebc82" style:font-weight-asian="bold" style:font-weight-complex="bold"/>
    </style:style>
    <style:style style:name="P37"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ff5e3" officeooo:paragraph-rsid="004ff5e3" style:font-weight-asian="bold" style:font-weight-complex="bold"/>
    </style:style>
    <style:style style:name="P38"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51c791" officeooo:paragraph-rsid="0051c791" style:font-weight-asian="bold" style:font-weight-complex="bold"/>
    </style:style>
    <style:style style:name="P39"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525843" officeooo:paragraph-rsid="00525843" style:font-weight-asian="bold" style:font-weight-complex="bold"/>
    </style:style>
    <style:style style:name="P40"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style:font-name="Menlo" fo:font-size="10.5pt" fo:letter-spacing="normal" fo:font-style="normal" fo:font-weight="bold" officeooo:rsid="00431191" officeooo:paragraph-rsid="0043606a" style:font-name-asian="Droid Sans Fallback1" style:font-size-asian="10pt" style:font-weight-asian="bold" style:font-name-complex="Liberation Mono" style:font-size-complex="10pt" style:font-weight-complex="bold"/>
    </style:style>
    <style:style style:name="P41" style:family="paragraph" style:parent-style-name="Preformatted_20_Text">
      <style:paragraph-properties fo:margin-top="0cm" fo:margin-bottom="0.265cm" style:contextual-spacing="false" style:line-height-at-least="0.529cm" fo:widows="1" fo:padding="0cm" fo:border="none"/>
      <style:text-properties fo:font-variant="normal" fo:text-transform="none" fo:color="#333333" fo:letter-spacing="normal"/>
    </style:style>
    <style:style style:name="P42" style:family="paragraph" style:parent-style-name="Preformatted_20_Text">
      <style:paragraph-properties fo:margin-top="0cm" fo:margin-bottom="0.265cm" style:contextual-spacing="false" style:line-height-at-least="0.529cm" fo:widows="1" fo:padding="0cm" fo:border="none"/>
    </style:style>
    <style:style style:name="P43" style:family="paragraph" style:parent-style-name="Preformatted_20_Text">
      <style:paragraph-properties fo:margin-top="0cm" fo:margin-bottom="0.265cm" style:contextual-spacing="false" style:line-height-at-least="0.529cm" fo:widows="1" fo:padding="0cm" fo:border="none"/>
      <style:text-properties officeooo:paragraph-rsid="001edb9b"/>
    </style:style>
    <style:style style:name="P44" style:family="paragraph" style:parent-style-name="Preformatted_20_Text">
      <style:paragraph-properties fo:margin-top="0cm" fo:margin-bottom="0.265cm" style:contextual-spacing="false" style:line-height-at-least="0.529cm" fo:widows="1" fo:padding="0cm" fo:border="none"/>
      <style:text-properties officeooo:paragraph-rsid="002be2b3"/>
    </style:style>
    <style:style style:name="P45" style:family="paragraph" style:parent-style-name="Preformatted_20_Text">
      <style:paragraph-properties fo:margin-top="0cm" fo:margin-bottom="0.265cm" style:contextual-spacing="false" style:line-height-at-least="0.529cm" fo:widows="1" fo:padding="0cm" fo:border="none"/>
      <style:text-properties officeooo:paragraph-rsid="002bf96b"/>
    </style:style>
    <style:style style:name="P46" style:family="paragraph" style:parent-style-name="Preformatted_20_Text">
      <style:paragraph-properties fo:margin-top="0cm" fo:margin-bottom="0.265cm" style:contextual-spacing="false" style:line-height-at-least="0.529cm" fo:widows="1" fo:padding="0cm" fo:border="none"/>
      <style:text-properties officeooo:paragraph-rsid="003ffc21"/>
    </style:style>
    <style:style style:name="P47" style:family="paragraph" style:parent-style-name="Preformatted_20_Text">
      <style:paragraph-properties fo:margin-top="0cm" fo:margin-bottom="0.265cm" style:contextual-spacing="false" style:line-height-at-least="0.529cm" fo:widows="1" fo:padding="0cm" fo:border="none"/>
      <style:text-properties fo:font-weight="bold" officeooo:rsid="0020c3f0" officeooo:paragraph-rsid="0020c3f0" style:font-weight-asian="bold" style:font-weight-complex="bold"/>
    </style:style>
    <style:style style:name="P48" style:family="paragraph" style:parent-style-name="Preformatted_20_Text">
      <style:paragraph-properties fo:margin-top="0cm" fo:margin-bottom="0.265cm" style:contextual-spacing="false" style:line-height-at-least="0.529cm" fo:widows="1" fo:padding="0cm" fo:border="none"/>
      <style:text-properties fo:font-weight="bold" officeooo:rsid="002bf96b" officeooo:paragraph-rsid="002bf96b" style:font-weight-asian="bold" style:font-weight-complex="bold"/>
    </style:style>
    <style:style style:name="P49" style:family="paragraph" style:parent-style-name="Preformatted_20_Text">
      <style:paragraph-properties fo:margin-top="0cm" fo:margin-bottom="0.265cm" style:contextual-spacing="false" style:line-height-at-least="0.529cm" fo:widows="1" fo:padding="0cm" fo:border="none"/>
      <style:text-properties fo:font-weight="bold" officeooo:rsid="0032598a" officeooo:paragraph-rsid="0032598a" style:font-weight-asian="bold" style:font-weight-complex="bold"/>
    </style:style>
    <style:style style:name="P50" style:family="paragraph" style:parent-style-name="Preformatted_20_Text">
      <style:paragraph-properties fo:margin-top="0cm" fo:margin-bottom="0.265cm" style:contextual-spacing="false" style:line-height-at-least="0.529cm" fo:widows="1" fo:padding="0cm" fo:border="none"/>
      <style:text-properties fo:font-weight="bold" officeooo:rsid="00411ad9" officeooo:paragraph-rsid="00411ad9" style:font-weight-asian="bold" style:font-weight-complex="bold"/>
    </style:style>
    <style:style style:name="T1" style:family="text">
      <style:text-properties style:font-name="Menlo" fo:font-size="10.5pt" fo:font-style="normal" fo:font-weight="normal"/>
    </style:style>
    <style:style style:name="T2" style:family="text">
      <style:text-properties fo:font-weight="bold" style:font-weight-asian="bold" style:font-weight-complex="bold"/>
    </style:style>
    <style:style style:name="T3" style:family="text">
      <style:text-properties fo:font-weight="bold" officeooo:rsid="001edb9b" style:font-weight-asian="bold" style:font-weight-complex="bold"/>
    </style:style>
    <style:style style:name="T4" style:family="text">
      <style:text-properties fo:font-variant="normal" fo:text-transform="none" fo:color="#333333" style:font-name="Menlo" fo:font-size="10.5pt" fo:letter-spacing="normal" fo:font-style="normal" fo:font-weight="normal"/>
    </style:style>
    <style:style style:name="T5" style:family="text">
      <style:text-properties fo:font-variant="normal" fo:text-transform="none" fo:color="#333333" style:font-name="Menlo" fo:font-size="10.5pt" fo:letter-spacing="normal" fo:font-style="normal" fo:font-weight="bold" style:font-weight-asian="bold" style:font-weight-complex="bold"/>
    </style:style>
    <style:style style:name="T6" style:family="text">
      <style:text-properties fo:font-variant="normal" fo:text-transform="none" fo:color="#333333" style:font-name="Menlo" fo:font-size="10.5pt" fo:letter-spacing="normal" fo:font-style="normal" fo:font-weight="bold" officeooo:rsid="001edb9b" style:font-weight-asian="bold" style:font-weight-complex="bold"/>
    </style:style>
    <style:style style:name="T7" style:family="text">
      <style:text-properties fo:font-variant="normal" fo:text-transform="none" fo:color="#333333" style:font-name="Menlo" fo:font-size="10.5pt" fo:letter-spacing="normal" fo:font-style="normal" fo:font-weight="bold" officeooo:rsid="003ffc21" style:font-weight-asian="bold" style:font-weight-complex="bold"/>
    </style:style>
    <style:style style:name="T8" style:family="text">
      <style:text-properties officeooo:rsid="00288ce0"/>
    </style:style>
    <style:style style:name="T9" style:family="text">
      <style:text-properties officeooo:rsid="002a96a7"/>
    </style:style>
    <style:style style:name="T10" style:family="text">
      <style:text-properties officeooo:rsid="002bf96b"/>
    </style:style>
    <style:style style:name="T11" style:family="text">
      <style:text-properties officeooo:rsid="0030398d"/>
    </style:style>
    <style:style style:name="T12" style:family="text">
      <style:text-properties officeooo:rsid="0032ac58"/>
    </style:style>
    <style:style style:name="T13" style:family="text">
      <style:text-properties officeooo:rsid="003549e0"/>
    </style:style>
    <style:style style:name="T14" style:family="text">
      <style:text-properties officeooo:rsid="0043606a"/>
    </style:style>
    <style:style style:name="T15" style:family="text">
      <style:text-properties officeooo:rsid="00450c0b"/>
    </style:style>
    <style:style style:name="T16" style:family="text">
      <style:text-properties officeooo:rsid="0048d7ff"/>
    </style:style>
    <style:style style:name="T17" style:family="text">
      <style:text-properties officeooo:rsid="004a7662"/>
    </style:style>
    <style:style style:name="T18" style:family="text">
      <style:text-properties officeooo:rsid="004ff5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Initialize an empty list and give the output of the following code: </text:p>
      <text:p text:style-name="P2">l[11] = "myelement" </text:p>
      <text:p text:style-name="P42"><text:bookmark-start text:name="__DdeLink__0_1312958889"/><text:span text:style-name="T4">println l[11] <text:s text:c="2"/>- <text:s/></text:span><text:span text:style-name="T6">myelement</text:span></text:p>
      <text:p text:style-name="P2">println l.get(5) <text:span text:style-name="T2">- </text:span><text:span text:style-name="T3">null</text:span></text:p>
      <text:p text:style-name="P43"><text:span text:style-name="T4">println l </text:span><text:bookmark-end text:name="__DdeLink__0_1312958889"/><text:span text:style-name="T4"><text:s/></text:span><text:span text:style-name="T5">- </text:span><text:span text:style-name="T6">[null,null,null,null,null,null,null,null,null,null,myElement]</text:span></text:p>
      <text:p text:style-name="P42"/>
      <text:p text:style-name="P2">1. Initialize a list using a range and find all elements which are even. </text:p>
      <text:p text:style-name="P47">Range r = 1..20</text:p>
      <text:p text:style-name="P47">def <text:s/>l = r</text:p>
      <text:p text:style-name="P47">l.findAll{</text:p>
      <text:p text:style-name="P47"><text:s text:c="4"/>it%2 ==0</text:p>
      <text:p text:style-name="P47"/>
      <text:p text:style-name="P47">}</text:p>
      <text:p text:style-name="P42"/>
      <text:p text:style-name="P2">2. Create a set from a list containing duplicate elements. What do you observe? How can you achieve the same result without converting a list to a set? </text:p>
      <text:p text:style-name="P6">Set will remove the duplicates</text:p>
      <text:p text:style-name="P6">list.unique() will remove the duplicates without using a set.</text:p>
      <text:p text:style-name="P42"/>
      <text:p text:style-name="P2">3. Given two lists [11, 12, 13, 14] and [13, 14, 15], how would we obtain the list of items from the first that are not in the second? </text:p>
      <text:p text:style-name="P7">List l =[11, 12, 13, 14] </text:p>
      <text:p text:style-name="P7">List l2 = [13, 14, 15]</text:p>
      <text:p text:style-name="P7">l-l.intersect(l2)</text:p>
      <text:p text:style-name="P42"/>
      <text:p text:style-name="P2">4. Find whether two lists have a common element or not </text:p>
      <text:p text:style-name="P8">l1.disjoint(l2)</text:p>
      <text:p text:style-name="P42"/>
      <text:p text:style-name="P2">5. Remove all records from a list whose index is odd </text:p>
      <text:p text:style-name="P9">List l =[1,2,3,4,5]</text:p>
      <text:p text:style-name="P9">List l2 =[]</text:p>
      <text:p text:style-name="P9">l.eachWithIndex{p,idx-&gt;</text:p>
      <text:p text:style-name="P9"><text:s text:c="4"/>if(idx%2 == 0){</text:p>
      <text:p text:style-name="P9"><text:soft-page-break/><text:s text:c="8"/>l2.add(p)</text:p>
      <text:p text:style-name="P9"><text:s text:c="4"/>} <text:s text:c="3"/></text:p>
      <text:p text:style-name="P9">}</text:p>
      <text:p text:style-name="P9"/>
      <text:p text:style-name="P9">l l.intersect(l2) <text:tab/></text:p>
      <text:p text:style-name="P42"/>
      <text:p text:style-name="P2">6. Consider the following list: </text:p>
      <text:p text:style-name="P3">[1, 2, 3, "element1", 0.3, [2, 4, 6], 0..10 ] </text:p>
      <text:p text:style-name="P42"/>
      <text:p text:style-name="P2">Print the class name of each element. What's the output of the following statement? </text:p>
      <text:p text:style-name="P2"><text:bookmark-start text:name="__DdeLink__8_1312958889"/>list.get(6).get(9) <text:bookmark-end text:name="__DdeLink__8_1312958889"/></text:p>
      <text:p text:style-name="P10">List list = [1, 2, 3, "element1", 0.3, [2, 4, 6], 0..10 ] </text:p>
      <text:p text:style-name="P10">list.each{</text:p>
      <text:p text:style-name="P10"><text:s text:c="4"/>println it.class</text:p>
      <text:p text:style-name="P10">}</text:p>
      <text:p text:style-name="P4">list.get(6).get(9<text:span text:style-name="T8">) - 9</text:span></text:p>
      <text:p text:style-name="P42"/>
      <text:p text:style-name="P2">7. Sort the given list in descending order having distinct elements: </text:p>
      <text:p text:style-name="P2"><text:bookmark-start text:name="__DdeLink__10_1312958889"/>[14,12, 11,10, 16, 15,12, 10, 99, 90, 14, 16, 35] <text:bookmark-end text:name="__DdeLink__10_1312958889"/></text:p>
      <text:p text:style-name="P11">List list = [14,12, 11,10, 16, 15,12, 10, 99, 90, 14, 16, 35] </text:p>
      <text:p text:style-name="P11">list.unique().sort{-it}</text:p>
      <text:p text:style-name="P42"/>
      <text:p text:style-name="P2">8. Consider a class Employee with following details </text:p>
      <text:p text:style-name="P2">* Name </text:p>
      <text:p text:style-name="P2">* Age </text:p>
      <text:p text:style-name="P2">* Salary </text:p>
      <text:p text:style-name="P2">Create a list consisting of 10 Employee objects. </text:p>
      <text:p text:style-name="P2">6(a). Get a list of employees who earn less than 5000 </text:p>
      <text:p text:style-name="P12">list.findAll{</text:p>
      <text:p text:style-name="P12"><text:s text:c="5"/>it.salary &lt;5000</text:p>
      <text:p text:style-name="P12"><text:s/>}</text:p>
      <text:p text:style-name="P2"/>
      <text:p text:style-name="P2"><text:soft-page-break/>6(b). Get the name of the youngest employee and oldest employee </text:p>
      <text:p text:style-name="P12">list.min{it.age}</text:p>
      <text:p text:style-name="P12">list.max{it.age}</text:p>
      <text:p text:style-name="P2">6(c). Get the employee with maximum salary </text:p>
      <text:p text:style-name="P13">list.max{it.<text:span text:style-name="T9">salary</text:span>}</text:p>
      <text:p text:style-name="P2">6(d). Get the list of names of all the employees </text:p>
      <text:p text:style-name="P14">list.each{</text:p>
      <text:p text:style-name="P14"><text:s text:c="4"/>println it.name</text:p>
      <text:p text:style-name="P14">}</text:p>
      <text:p text:style-name="P44"/>
      <text:p text:style-name="P2">9. Consider the following piece of code: </text:p>
      <text:p text:style-name="P2">String s = "this string needs to be split" </text:p>
      <text:p text:style-name="P2">println s.tokenize(" ") </text:p>
      <text:p text:style-name="P2">println s.tokenize() </text:p>
      <text:p text:style-name="P48">By default tokenize takes space as delimiter</text:p>
      <text:p text:style-name="P42"/>
      <text:p text:style-name="P2">Compare this with the following code: </text:p>
      <text:p text:style-name="P2"><text:bookmark-start text:name="__DdeLink__22_1312958889"/>String s = "this string needs to be split" </text:p>
      <text:p text:style-name="P2">println s.split(" ") <text:bookmark-end text:name="__DdeLink__22_1312958889"/></text:p>
      <text:p text:style-name="P2">println s.split(/\s/) (Try Same Parameter with tokenize) </text:p>
      <text:p text:style-name="P5"><text:span text:style-name="T10">Split can take regex whereas tokenize doesn't</text:span></text:p>
      <text:p text:style-name="P45"/>
      <text:p text:style-name="P2">Also try the following exercise: </text:p>
      <text:p text:style-name="P2"><text:bookmark-start text:name="__DdeLink__26_1312958889"/><text:bookmark-start text:name="__DdeLink__24_1312958889"/>String s = "are.you.trying.to.split.me.mister?" </text:p>
      <text:p text:style-name="P2">s.tokenize(".") </text:p>
      <text:p text:style-name="P2">s.split(".") </text:p>
      <text:p text:style-name="P15"><text:bookmark-end text:name="__DdeLink__26_1312958889"/><text:bookmark-end text:name="__DdeLink__24_1312958889"/>Tokenize accepted the <text:span text:style-name="T11">'.' as delimiter</text:span> but split did not</text:p>
      <text:p text:style-name="P42"/>
      <text:p text:style-name="P2">10. Get first, second and last element of Range. </text:p>
      <text:p text:style-name="P16">Range r = 1..10</text:p>
      <text:p text:style-name="P16">println r.first()</text:p>
      <text:p text:style-name="P16">println r.last()</text:p>
      <text:p text:style-name="P42"><text:soft-page-break/></text:p>
      <text:p text:style-name="P2">11. Print the table of a given number : 2 and 12 </text:p>
      <text:p text:style-name="P49">int n = 2 <text:span text:style-name="T12">(or 12)</text:span></text:p>
      <text:p text:style-name="P49">(1..10).each{</text:p>
      <text:p text:style-name="P49"><text:s text:c="4"/>println it*n</text:p>
      <text:p text:style-name="P49">}</text:p>
      <text:p text:style-name="P2">12. We have a sorted list of alphabets a-z, print all alphabets appearing after j </text:p>
      <text:p text:style-name="P17">List l = ['a','b','c','d','e','f','g','h','i','j','k','l','m','n','o','p','q','r','s','t','u','v','w','x','y','z']</text:p>
      <text:p text:style-name="P17"/>
      <text:p text:style-name="P17">l.each{</text:p>
      <text:p text:style-name="P17"><text:s text:c="4"/>if(it&gt;'j'){</text:p>
      <text:p text:style-name="P17"><text:s text:c="8"/>println <text:s/>it</text:p>
      <text:p text:style-name="P17"><text:s text:c="4"/>}</text:p>
      <text:p text:style-name="P17">}</text:p>
      <text:p text:style-name="P42"/>
      <text:p text:style-name="P2">13. Find the number of occurences of a character in a string </text:p>
      <text:p text:style-name="P18">String str= "Hello brother how are you?"</text:p>
      <text:p text:style-name="P18"/>
      <text:p text:style-name="P18">List l = str as List</text:p>
      <text:p text:style-name="P18">char ch = 'l' <text:s/>/ / <text:span text:style-name="T13">Char to find no. Of occurences for</text:span></text:p>
      <text:p text:style-name="P18">l.findAll{</text:p>
      <text:p text:style-name="P18"><text:s text:c="4"/>it == ch</text:p>
      <text:p text:style-name="P18">}.size()</text:p>
      <text:p text:style-name="P18"/>
      <text:p text:style-name="P2">14. Write a program that prints the numbers from 1 to 100. But for multiples of three print “Fizz” instead of the number and for the multiples of five print “Buzz”. For numbers which are multiples of both three and five print "FizzBuzz". </text:p>
      <text:p text:style-name="P19">(1..100).each{</text:p>
      <text:p text:style-name="P19"><text:s text:c="4"/>if(it%3==0){</text:p>
      <text:p text:style-name="P19"><text:s text:c="4"/></text:p>
      <text:p text:style-name="P19"><text:s text:c="7"/>print "Fizz"</text:p>
      <text:p text:style-name="P19"><text:s text:c="7"/>if(it%5==0){</text:p>
      <text:p text:style-name="P19"><text:soft-page-break/><text:s text:c="8"/>print "Buzz"</text:p>
      <text:p text:style-name="P19"><text:s text:c="8"/>}</text:p>
      <text:p text:style-name="P19"><text:s text:c="4"/>}else if(it%5==0){</text:p>
      <text:p text:style-name="P19"><text:s text:c="9"/>print "Buzz"</text:p>
      <text:p text:style-name="P19"><text:s text:c="4"/>}else{</text:p>
      <text:p text:style-name="P19"><text:s text:c="8"/>print it</text:p>
      <text:p text:style-name="P19"><text:s text:c="4"/>}</text:p>
      <text:p text:style-name="P19"><text:s text:c="8"/></text:p>
      <text:p text:style-name="P19"><text:s text:c="4"/>print " "</text:p>
      <text:p text:style-name="P19"><text:s text:c="4"/></text:p>
      <text:p text:style-name="P19">}</text:p>
      <text:p text:style-name="P2"/>
      <text:p text:style-name="P2">15. Consider a class named "Stack" that holds a list of objects and has the following operations associated: </text:p>
      <text:p text:style-name="P2">1) POP - Pops the last element off the stack </text:p>
      <text:p text:style-name="P2">2) PUSH - Pushes an element on top of the stack </text:p>
      <text:p text:style-name="P2">3) TOP - Returns the element at the top of the list </text:p>
      <text:p text:style-name="P42"/>
      <text:p text:style-name="P2">Implement the aforesaid class </text:p>
      <text:p text:style-name="P2"/>
      <text:p text:style-name="P20">class Stack{</text:p>
      <text:p text:style-name="P20"><text:s text:c="4"/>List list = []</text:p>
      <text:p text:style-name="P20"><text:s text:c="4"/></text:p>
      <text:p text:style-name="P20"><text:s text:c="4"/>public void push(def obj){</text:p>
      <text:p text:style-name="P20"><text:s text:c="8"/>list.push(obj)</text:p>
      <text:p text:style-name="P20"><text:s text:c="4"/>}</text:p>
      <text:p text:style-name="P20"><text:s text:c="5"/>public def pop(){</text:p>
      <text:p text:style-name="P20"><text:s text:c="8"/>list.pop()</text:p>
      <text:p text:style-name="P20"><text:s text:c="4"/>}</text:p>
      <text:p text:style-name="P20"><text:s text:c="4"/>public def top(){</text:p>
      <text:p text:style-name="P20"><text:s text:c="7"/>list.head() </text:p>
      <text:p text:style-name="P20"><text:s text:c="4"/>}</text:p>
      <text:p text:style-name="P20"><text:s text:c="4"/></text:p>
      <text:p text:style-name="P20"><text:soft-page-break/>}</text:p>
      <text:p text:style-name="P20"/>
      <text:p text:style-name="P20">Stack s = new Stack(list:[1,2,3,4,5])</text:p>
      <text:p text:style-name="P20">s.push(6)</text:p>
      <text:p text:style-name="P20">println s.pop()</text:p>
      <text:p text:style-name="P20">println s.top()</text:p>
      <text:p text:style-name="P42"/>
      <text:p text:style-name="P2">16. Create a new map consisting of 10 of your friend's name's as keys and their ages as value. </text:p>
      <text:p text:style-name="P2"/>
      <text:p text:style-name="P21">Map map = ['kanwal':23,'abhishek':34,'jalaj':25,'jas',35,'yas':27,'mes',40,'sur',54,'nav':25,'anup':26,'ash',23]</text:p>
      <text:p text:style-name="P42"/>
      <text:p text:style-name="P2">17. Iterate over the previous map in as many ways as possible </text:p>
      <text:p text:style-name="P22">map.keySet().each{</text:p>
      <text:p text:style-name="P22"><text:s text:c="4"/>println map.get(it)</text:p>
      <text:p text:style-name="P22">}</text:p>
      <text:p text:style-name="P22">println map.find{</text:p>
      <text:p text:style-name="P22"><text:s text:c="4"/>it.value &gt;30</text:p>
      <text:p text:style-name="P22">}</text:p>
      <text:p text:style-name="P23">Similary map.each{}</text:p>
      <text:p text:style-name="P24">map.eachWithIndex{}</text:p>
      <text:p text:style-name="P23">map.findAll{}</text:p>
      <text:p text:style-name="P23"><text:s/>are also available</text:p>
      <text:p text:style-name="P42"/>
      <text:p text:style-name="P2">18. Create a new map by adding two existing maps </text:p>
      <text:p text:style-name="P25">Map map = ['kanwal':23,'abhishek':34,'jalaj':25,'jas':35,'yas':27,'mes':40,'sur':54,'nav':25,'anup':26,'ash':23]</text:p>
      <text:p text:style-name="P25"/>
      <text:p text:style-name="P25">Map map2 = ['nan':29,'pop':66]</text:p>
      <text:p text:style-name="P25"/>
      <text:p text:style-name="P25"><text:s/>def map3 = map + map2</text:p>
      <text:p text:style-name="P42"><text:soft-page-break/></text:p>
      <text:p text:style-name="P2">19. Try the following code on a map: </text:p>
      <text:p text:style-name="P2">println map.class </text:p>
      <text:p text:style-name="P2">println map.getClass() </text:p>
      <text:p text:style-name="P2">What do you observe? </text:p>
      <text:p text:style-name="P26">map.class looks looks for the key 'class'</text:p>
      <text:p text:style-name="P46"><text:span text:style-name="T7">whereas getClass() returns java.util.LinkedHashMap</text:span></text:p>
      <text:p text:style-name="P42"/>
      <text:p text:style-name="P2">20. Consider the following map: </text:p>
      <text:p text:style-name="P42"/>
      <text:p text:style-name="P2"><text:bookmark-start text:name="__DdeLink__28_1312958889"/>Map m = ['1' : 2, '2' : 3, '3' : 4, '2':5] <text:bookmark-end text:name="__DdeLink__28_1312958889"/></text:p>
      <text:p text:style-name="P42"/>
      <text:p text:style-name="P2">Is this a valid construction? What is the value of m['2']? </text:p>
      <text:p text:style-name="P50">Yes, valid construction.<text:line-break/>M['2'] returns 5.</text:p>
      <text:p text:style-name="P50"/>
      <text:p text:style-name="P2">21. Find if a map contains a particular key. </text:p>
      <text:p text:style-name="P27">map.containsKey(key)</text:p>
      <text:p text:style-name="P42"/>
      <text:p text:style-name="P2">22. Consider the following map: </text:p>
      <text:p text:style-name="P2"><text:bookmark-start text:name="__DdeLink__32_1312958889"/><text:bookmark-start text:name="__DdeLink__30_1312958889"/>Map m = [‘Computing’ : [‘Computing’ : 600, ‘Information Systems’ : 300], </text:p>
      <text:p text:style-name="P41">‘<text:span text:style-name="T1">Engineering’ : [‘Civil’ : 200, ‘Mechanical’ : 100], </text:span></text:p>
      <text:p text:style-name="P41">‘<text:span text:style-name="T1">Management’ : [‘Management’ : 800] ] </text:span><text:bookmark-end text:name="__DdeLink__32_1312958889"/><text:bookmark-end text:name="__DdeLink__30_1312958889"/></text:p>
      <text:p text:style-name="P42"/>
      <text:p text:style-name="P2">22a) How many university departments are there? </text:p>
      <text:p text:style-name="P28">m.keySet().size()</text:p>
      <text:p text:style-name="P2">22b) How many programs are delivered by the Computing department? </text:p>
      <text:p text:style-name="P28">m['Computing'].<text:span text:style-name="T14">size()</text:span></text:p>
      <text:p text:style-name="P2">22c) How many students are enrolled in the Civil Engineering program? </text:p>
      <text:p text:style-name="P40">m["‘Engineering’"]["‘Civil’"]</text:p>
      <text:p text:style-name="P2">23. Conside a class named "Employee" which has the following properties: </text:p>
      <text:p text:style-name="P2">1) Name </text:p>
      <text:p text:style-name="P2">2) Age </text:p>
      <text:p text:style-name="P2"><text:soft-page-break/>3) DepartmentName </text:p>
      <text:p text:style-name="P2">4) EmployeeNumber </text:p>
      <text:p text:style-name="P2">5) Salary </text:p>
      <text:p text:style-name="P42"><text:span text:style-name="T4">Let's say that there's a list of 50 employees available. Perform the following operations on the list of employees: </text:span></text:p>
      <text:p text:style-name="P42"><text:span text:style-name="T4">a) Group the employees on the basis of the bracket in which their salary falls. The ranges are 0-5000, 5001 and 10000, and so on. </text:span></text:p>
      <text:p text:style-name="P32">employees.groupBy{</text:p>
      <text:p text:style-name="P33"><text:s text:c="3"/>(Integer) <text:span text:style-name="T17">(it.salary-1)</text:span>/5000</text:p>
      <text:p text:style-name="P32">}</text:p>
      <text:p text:style-name="P2">b) Get a count of the number of employees in each department </text:p>
      <text:p text:style-name="P30">list.findAll{</text:p>
      <text:p text:style-name="P30"><text:tab/>it.<text:span text:style-name="T16">DepartmentName</text:span> == 'Computing'</text:p>
      <text:p text:style-name="P30">}.size()</text:p>
      <text:p text:style-name="P2">c) Get the list of employees whose age is between 18 and 35 </text:p>
      <text:p text:style-name="P31">list.findAll{</text:p>
      <text:p text:style-name="P31"><text:tab/>i<text:span text:style-name="T15">t.age&gt;18 &amp; it.salary&lt;35</text:span></text:p>
      <text:p text:style-name="P31">}</text:p>
      <text:p text:style-name="P2">d) Group the employees according to the alphabet with which their first name starts and display the number of employees in each group whose age is greater than 20 </text:p>
      <text:p text:style-name="P2"/>
      <text:p text:style-name="P37">employees.groupBy{</text:p>
      <text:p text:style-name="P37"><text:s text:c="4"/>def l = it.name as List</text:p>
      <text:p text:style-name="P37"><text:s text:c="4"/>l.head()</text:p>
      <text:p text:style-name="P37">}.collectEntries{</text:p>
      <text:p text:style-name="P37"><text:s text:c="4"/>[(it.key) : it.value.findAll{it.age&gt;20}.size()] </text:p>
      <text:p text:style-name="P37">}</text:p>
      <text:p text:style-name="P37">-----------------------------------OR-----------------------------</text:p>
      <text:p text:style-name="P36"><text:bookmark-start text:name="__DdeLink__42_1312958889"/>employees.groupBy{</text:p>
      <text:p text:style-name="P36"><text:s text:c="4"/>def l = it.name as List</text:p>
      <text:p text:style-name="P36"><text:s text:c="4"/>l.head()</text:p>
      <text:p text:style-name="P36">}.each{</text:p>
      <text:p text:style-name="P36">int count =0</text:p>
      <text:p text:style-name="P36"><text:soft-page-break/><text:s text:c="4"/>it.value.each{</text:p>
      <text:p text:style-name="P36"><text:s text:c="8"/>if(it.<text:span text:style-name="T18">age</text:span>&gt;<text:span text:style-name="T18">20</text:span>)</text:p>
      <text:p text:style-name="P36"><text:s text:c="12"/>count++</text:p>
      <text:p text:style-name="P36"><text:s text:c="4"/>}</text:p>
      <text:p text:style-name="P36"><text:s text:c="4"/>println it.key +" " + count</text:p>
      <text:p text:style-name="P36">}<text:bookmark-end text:name="__DdeLink__42_1312958889"/></text:p>
      <text:p text:style-name="P37"/>
      <text:p text:style-name="P2">e) Group the employees according to their department. </text:p>
      <text:p text:style-name="P35"/>
      <text:p text:style-name="P35">employees.groupBy{</text:p>
      <text:p text:style-name="P35"><text:s text:c="4"/>it.DepartmentName</text:p>
      <text:p text:style-name="P35">}</text:p>
      <text:p text:style-name="P42"/>
      <text:p text:style-name="P2">24. Write a method which retruns the value of passed key from a search string of the form <text:bookmark-start text:name="__DdeLink__40_1312958889"/>"http://www.google.com?name=johny&amp;age=20&amp;hobby=cricket"<text:bookmark-end text:name="__DdeLink__40_1312958889"/></text:p>
      <text:p text:style-name="P2"/>
      <text:p text:style-name="P39">def method(String key){</text:p>
      <text:p text:style-name="P39">String str = "http://www.google.com?name=johny&amp;age=20&amp;hobby=cricket"</text:p>
      <text:p text:style-name="P39">List l = str.tokenize("?")</text:p>
      <text:p text:style-name="P39">List list2 = l.get(1).tokenize("&amp;")</text:p>
      <text:p text:style-name="P39">Map m = [:]</text:p>
      <text:p text:style-name="P39"><text:s/>list2.each{</text:p>
      <text:p text:style-name="P39">List li = it.tokenize("=")</text:p>
      <text:p text:style-name="P39"><text:s text:c="4"/>m.put(li.get(0),li.get(1))</text:p>
      <text:p text:style-name="P39">}</text:p>
      <text:p text:style-name="P39">m.get(key)</text:p>
      <text:p text:style-name="P39">}</text:p>
      <text:p text:style-name="P39"/>
      <text:p text:style-name="P39">method('name')</text:p>
      <text:p text:style-name="P39">OUTPUT : 'john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Bitstream Vera Sans Mono', 'Courier New', Courier, monospace"/>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3:20:31.907601846</meta:creation-date>
    <dc:date>2016-07-06T16:26:40.828528696</dc:date>
    <meta:editing-duration>PT3H9S</meta:editing-duration>
    <meta:editing-cycles>46</meta:editing-cycles>
    <meta:generator>LibreOffice/4.2.8.2$Linux_X86_64 LibreOffice_project/420m0$Build-2</meta:generator>
    <meta:document-statistic meta:table-count="0" meta:image-count="0" meta:object-count="0" meta:page-count="9" meta:paragraph-count="233" meta:word-count="1114" meta:character-count="7322" meta:non-whitespace-character-count="6068"/>
  </office:meta>
</office:document-meta>
</file>